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28" calcext:value-type="float">
            <text:p>728</text:p>
          </table:table-cell>
          <table:table-cell table:style-name="ce7" table:formula="of:=COUNTIF([.B7:.B999];&quot;X&quot;)" office:value-type="float" office:value="619" calcext:value-type="float">
            <text:p>619</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1" calcext:value-type="float">
            <text:p>81</text:p>
          </table:table-cell>
          <table:table-cell table:style-name="ce25" table:formula="of:=SUM([.B2:.F2])" office:value-type="float" office:value="774" calcext:value-type="float">
            <text:p>7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22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10">00/00/0000</text:date>, <text:time style:data-style-name="N2" text:time-value="21:14:18.7350220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10T21:14:45.755302624</dc:date>
    <meta:editing-duration>PT20H27M53S</meta:editing-duration>
    <meta:editing-cycles>716</meta:editing-cycles>
    <meta:document-statistic meta:table-count="1" meta:cell-count="4377" meta:object-count="0"/>
  </office:meta>
</office:document-meta>
</file>